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9" style:family="table" style:master-page-name="Standard">
      <style:table-properties style:width="15.954cm" fo:margin-left="0.012cm" fo:margin-right="0.03cm" style:page-number="0" table:align="margins" style:writing-mode="lr-tb"/>
    </style:style>
    <style:style style:name="Tableau9.A" style:family="table-column">
      <style:table-column-properties style:column-width="2.408cm" style:rel-column-width="9888*"/>
    </style:style>
    <style:style style:name="Tableau9.B" style:family="table-column">
      <style:table-column-properties style:column-width="6.512cm" style:rel-column-width="26750*"/>
    </style:style>
    <style:style style:name="Tableau9.C" style:family="table-column">
      <style:table-column-properties style:column-width="7.034cm" style:rel-column-width="28897*"/>
    </style:style>
    <style:style style:name="Tableau9.1" style:family="table-row">
      <style:table-row-properties style:keep-together="false" fo:keep-together="always"/>
    </style:style>
    <style:style style:name="Tableau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5.161cm" fo:margin-left="0.413cm" fo:margin-right="0.423cm" table:align="margins" style:writing-mode="lr-tb"/>
    </style:style>
    <style:style style:name="Tableau2.A" style:family="table-column">
      <style:table-column-properties style:column-width="3.175cm" style:rel-column-width="13721*"/>
    </style:style>
    <style:style style:name="Tableau2.B" style:family="table-column">
      <style:table-column-properties style:column-width="0.136cm" style:rel-column-width="587*"/>
    </style:style>
    <style:style style:name="Tableau2.C" style:family="table-column">
      <style:table-column-properties style:column-width="11.85cm" style:rel-column-width="51227*"/>
    </style:style>
    <style:style style:name="Tableau2.A1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2.B1" style:family="table-cell">
      <style:table-cell-properties fo:padding-left="0.101cm" fo:padding-right="0.101cm" fo:padding-top="0.3cm" fo:padding-bottom="0.3cm" fo:border="none" style:writing-mode="lr-tb"/>
    </style:style>
    <style:style style:name="Tableau2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2.A3" style:family="table-cell">
      <style:table-cell-properties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Tableau3" style:family="table">
      <style:table-properties style:width="15.169cm" table:align="center" style:writing-mode="lr-tb"/>
    </style:style>
    <style:style style:name="Tableau3.A" style:family="table-column">
      <style:table-column-properties style:column-width="3.175cm"/>
    </style:style>
    <style:style style:name="Tableau3.B" style:family="table-column">
      <style:table-column-properties style:column-width="0.247cm"/>
    </style:style>
    <style:style style:name="Tableau3.C" style:family="table-column">
      <style:table-column-properties style:column-width="11.74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3.B1" style:family="table-cell">
      <style:table-cell-properties fo:padding-left="0.101cm" fo:padding-right="0.101cm" fo:padding-top="0.3cm" fo:padding-bottom="0.3cm" fo:border="none" style:writing-mode="lr-tb"/>
    </style:style>
    <style:style style:name="Tableau3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4" style:family="table">
      <style:table-properties style:width="15.171cm" table:align="center" style:writing-mode="lr-tb"/>
    </style:style>
    <style:style style:name="Tableau4.A" style:family="table-column">
      <style:table-column-properties style:column-width="3.175cm"/>
    </style:style>
    <style:style style:name="Tableau4.B" style:family="table-column">
      <style:table-column-properties style:column-width="0.247cm"/>
    </style:style>
    <style:style style:name="Tableau4.C" style:family="table-column">
      <style:table-column-properties style:column-width="11.749cm"/>
    </style:style>
    <style:style style:name="Tableau4.A1" style:family="table-cell">
      <style:table-cell-properties fo:background-color="#e6e6e6" fo:padding-left="0.101cm" fo:padding-right="0.101cm" fo:padding-top="0.3cm" fo:padding-bottom="0.3cm" fo:border-left="none" fo:border-right="none" fo:border-top="0.002cm solid #ffffff" fo:border-bottom="0.002cm solid #ffffff" style:writing-mode="lr-tb">
        <style:background-image/>
      </style:table-cell-properties>
    </style:style>
    <style:style style:name="Tableau4.B1" style:family="table-cell">
      <style:table-cell-properties fo:padding-left="0.101cm" fo:padding-right="0.101cm" fo:padding-top="0.3cm" fo:padding-bottom="0.3cm" fo:border="none" style:writing-mode="lr-tb"/>
    </style:style>
    <style:style style:name="Tableau4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4.A2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4.A4" style:family="table-cell">
      <style:table-cell-properties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Tableau6" style:family="table">
      <style:table-properties style:width="15.169cm" table:align="center" style:writing-mode="lr-tb"/>
    </style:style>
    <style:style style:name="Tableau6.A" style:family="table-column">
      <style:table-column-properties style:column-width="3.175cm"/>
    </style:style>
    <style:style style:name="Tableau6.B" style:family="table-column">
      <style:table-column-properties style:column-width="0.247cm"/>
    </style:style>
    <style:style style:name="Tableau6.C" style:family="table-column">
      <style:table-column-properties style:column-width="11.748cm"/>
    </style:style>
    <style:style style:name="Tableau6.A1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6.B1" style:family="table-cell">
      <style:table-cell-properties fo:padding-left="0.101cm" fo:padding-right="0.101cm" fo:padding-top="0.3cm" fo:padding-bottom="0.3cm" fo:border="none" style:writing-mode="lr-tb"/>
    </style:style>
    <style:style style:name="Tableau6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6.A4" style:family="table-cell">
      <style:table-cell-properties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Tableau7" style:family="table">
      <style:table-properties style:width="15.169cm" table:align="center" style:writing-mode="lr-tb"/>
    </style:style>
    <style:style style:name="Tableau7.A" style:family="table-column">
      <style:table-column-properties style:column-width="3.175cm"/>
    </style:style>
    <style:style style:name="Tableau7.B" style:family="table-column">
      <style:table-column-properties style:column-width="0.247cm"/>
    </style:style>
    <style:style style:name="Tableau7.C" style:family="table-column">
      <style:table-column-properties style:column-width="11.748cm"/>
    </style:style>
    <style:style style:name="Tableau7.1" style:family="table-row">
      <style:table-row-properties style:min-row-height="0.695cm" style:keep-together="true" fo:keep-together="auto"/>
    </style:style>
    <style:style style:name="Tableau7.A1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7.B1" style:family="table-cell">
      <style:table-cell-properties fo:padding-left="0.101cm" fo:padding-right="0.101cm" fo:padding-top="0.3cm" fo:padding-bottom="0.3cm" fo:border="none" style:writing-mode="lr-tb"/>
    </style:style>
    <style:style style:name="Tableau7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7.2" style:family="table-row">
      <style:table-row-properties style:keep-together="true" fo:keep-together="auto"/>
    </style:style>
    <style:style style:name="Tableau7.A4" style:family="table-cell">
      <style:table-cell-properties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Tableau8" style:family="table">
      <style:table-properties style:width="15.171cm" table:align="center" style:writing-mode="lr-tb"/>
    </style:style>
    <style:style style:name="Tableau8.A" style:family="table-column">
      <style:table-column-properties style:column-width="3.175cm"/>
    </style:style>
    <style:style style:name="Tableau8.B" style:family="table-column">
      <style:table-column-properties style:column-width="0.247cm"/>
    </style:style>
    <style:style style:name="Tableau8.C" style:family="table-column">
      <style:table-column-properties style:column-width="11.749cm"/>
    </style:style>
    <style:style style:name="Tableau8.A1" style:family="table-cell">
      <style:table-cell-properties style:vertical-align="middle"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8.B1" style:family="table-cell">
      <style:table-cell-properties style:vertical-align="middle" fo:padding-left="0.101cm" fo:padding-right="0.101cm" fo:padding-top="0.3cm" fo:padding-bottom="0.3cm" fo:border="none" style:writing-mode="lr-tb"/>
    </style:style>
    <style:style style:name="Tableau8.C1" style:family="table-cell">
      <style:table-cell-properties style:vertical-align="middle"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8.A2" style:family="table-cell">
      <style:table-cell-properties style:vertical-align="middle"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fo:text-transform="uppercase"/>
    </style:style>
    <style:style style:name="P2" style:family="paragraph" style:parent-style-name="Header">
      <style:paragraph-properties style:snap-to-layout-grid="false">
        <style:tab-stops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text-align="end" style:justify-single-word="false" style:snap-to-layout-grid="false"/>
    </style:style>
    <style:style style:name="P4" style:family="paragraph" style:parent-style-name="Standard">
      <style:paragraph-properties>
        <style:tab-stops>
          <style:tab-stop style:position="3.265cm"/>
        </style:tab-stops>
      </style:paragraph-properties>
    </style:style>
    <style:style style:name="P5" style:family="paragraph" style:parent-style-name="Standard">
      <style:text-properties style:font-name="Garamon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text-properties fo:language="en" fo:country="GB" style:font-weight-complex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text-properties fo:text-transform="uppercase" style:font-name="Verdana" fo:font-size="8pt" style:font-size-asian="8pt"/>
    </style:style>
    <style:style style:name="P13" style:family="paragraph" style:parent-style-name="Standard">
      <style:paragraph-properties fo:margin-left="0.005cm" fo:margin-right="0.005cm" fo:text-indent="0cm" style:auto-text-indent="false" style:snap-to-layout-grid="false"/>
    </style:style>
    <style:style style:name="P14" style:family="paragraph" style:parent-style-name="Heading_20_2">
      <style:paragraph-properties style:snap-to-layout-grid="false"/>
      <style:text-properties fo:color="#666666"/>
    </style:style>
    <style:style style:name="T1" style:family="text">
      <style:text-properties fo:color="#000000" fo:font-size="8pt" fo:font-weight="normal" style:font-size-asian="8pt" style:font-weight-asian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style:font-weight-complex="bold"/>
    </style:style>
    <style:style style:name="T6" style:family="text">
      <style:text-properties fo:language="en" fo:country="GB" fo:font-weight="bold" style:font-weight-asian="bold"/>
    </style:style>
    <style:style style:name="T7" style:family="text">
      <style:text-properties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1"><draw:frame draw:style-name="fr1" draw:name="Image1" text:anchor-type="paragraph" svg:width="1.958cm" svg:height="2.646cm" draw:z-index="0"><draw:image xlink:href="../mouth_small_print.png" xlink:type="simple" xlink:show="embed" xlink:actuate="onLoad"/></draw:frame></text:p>
          </table:table-cell>
          <table:table-cell table:style-name="Tableau9.A1" office:value-type="string">
            <text:p text:style-name="P2">Florent Chanavat</text:p>
            <text:p text:style-name="P4"><text:span text:style-name="Emphasis">34 ans – 2 enfants<text:tab/></text:span></text:p>
            <text:p text:style-name="Standard"><text:span text:style-name="Emphasis">12, rue Grataloup 69004 Lyon</text:span></text:p>
            <text:p text:style-name="Standard"><text:span text:style-name="Emphasis">O4.78.28.04.33</text:span></text:p>
            <text:p text:style-name="Standard"><text:span text:style-name="Emphasis">06.79.96.12.97</text:span></text:p>
            <text:p text:style-name="Standard"><text:a xlink:type="simple" xlink:href="mailto:florent.chanavat@free.fr"><text:span text:style-name="Emphasis">florent.chanavat@free.fr</text:span></text:a></text:p>
            <text:p text:style-name="Standard"><text:a xlink:type="simple" xlink:href="http://cv.usocrate.fr/"><text:span text:style-name="Emphasis">http://cv.usocrate.fr/</text:span></text:a></text:p>
            <text:p text:style-name="P5"/>
          </table:table-cell>
          <table:table-cell table:style-name="Tableau9.A1" office:value-type="string">
            <text:p text:style-name="P3">Chef de projet e-learning</text:p>
            <text:p text:style-name="P3">Développeur web</text:p>
            <text:p text:style-name="P3">Ergonome</text:p>
          </table:table-cell>
        </table:table-row>
      </table:table>
      <text:p text:style-name="Standard"/>
      <text:p text:style-name="Heading_20_1">expériences : Développeur Web - Concepteur multimedia – Gestion de proje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4">Société</text:p>
          </table:table-cell>
          <table:table-cell table:style-name="Tableau2.B1" office:value-type="string">
            <text:p text:style-name="P6"/>
          </table:table-cell>
          <table:table-cell table:style-name="Tableau2.C1" office:value-type="string">
            <text:p text:style-name="P6"><text:a xlink:type="simple" xlink:href="http://www.action-on-line.fr/"><text:span text:style-name="Internet_20_link">Action on line</text:span></text:a><text:span text:style-name="Internet_20_link"><text:span text:style-name="T1">, Saint Didier-au-Mont-d’Or (69)</text:span></text:span></text:p>
            <text:p text:style-name="P8">e-learning en gestion – comptabilité - finance</text:p>
          </table:table-cell>
        </table:table-row>
        <table:table-row>
          <table:table-cell table:style-name="Tableau2.A1" office:value-type="string">
            <text:p text:style-name="P14">Durée</text:p>
          </table:table-cell>
          <table:table-cell table:style-name="Tableau2.B1" office:value-type="string">
            <text:p text:style-name="P6"/>
          </table:table-cell>
          <table:table-cell table:style-name="Tableau2.C1" office:value-type="string">
            <text:p text:style-name="P13">2003-2007</text:p>
          </table:table-cell>
        </table:table-row>
        <table:table-row>
          <table:table-cell table:style-name="Tableau2.A3" office:value-type="string">
            <text:p text:style-name="P14">Mon rôle</text:p>
          </table:table-cell>
          <table:table-cell table:style-name="Tableau2.B1" office:value-type="string">
            <text:p text:style-name="P6"/>
          </table:table-cell>
          <table:table-cell table:style-name="Tableau2.C1" office:value-type="string">
            <text:p text:style-name="P6">La société Action on line est éditeur de contenus pédagogiques multimedia en comptabilité, gestion et finance, j'en ai assumé la direction technique pendant 5 ans. </text:p>
            <text:p text:style-name="Sender"/>
            <text:p text:style-name="Sender">Ma première mission a été de concevoir, développer et valoriser la <text:span text:style-name="T3">plate-forme web </text:span><text:span text:style-name="T8">permettant la diffusion des contenus e-learning produits par Action on line (LMS)</text:span>.</text:p>
            <text:p text:style-name="Sender">Les technologies mobilisées par le projet étaient essentiellement, <text:span text:style-name="T3">Php/MySql</text:span>, <text:span text:style-name="T3">Flash</text:span> (ActionScript) et <text:span text:style-name="T3">XML</text:span><text:span text:style-name="T8">.</text:span></text:p>
            <text:p text:style-name="Sender">La standardisation <text:span text:style-name="T3">SCORM </text:span>permettant l'interopérabilité entre contenus multimédia et plates-formes de formation en ligne, a également constitué un axe fort de développement des produits e-learning Action on line.... </text:p>
            <text:p text:style-name="Sender"/>
            <text:p text:style-name="Sender">Pour mes compétences en psychologie cognitive et ergonomie, j'ai également été impliqué dans l'<text:span text:style-name="T3">ingéniérie pédagogique et multimedia</text:span> des cours et exercices développés par Action on line.</text:p>
            <text:p text:style-name="Sender">J'ai pris en charge la réalisation de plusieurs heures de formation en ligne : de la <text:span text:style-name="T3">scénarisation</text:span> des contenus en collaboration avec les auteurs, jusqu'à l'<text:span text:style-name="T3">encadrement de l'équipe de production</text:span> (2 infographistes).</text:p>
            <text:p text:style-name="Sender"/>
          </table:table-cell>
        </table:table-row>
      </table:table>
      <text:p text:style-name="Heading_20_1"/>
      <text:p text:style-name="Heading_20_1">expériences : Développeur Web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4">Société</text:p>
          </table:table-cell>
          <table:table-cell table:style-name="Tableau3.B1" office:value-type="string">
            <text:p text:style-name="P6"/>
          </table:table-cell>
          <table:table-cell table:style-name="Tableau3.C1" office:value-type="string">
            <text:p text:style-name="P6"><text:a xlink:type="simple" xlink:href="http://www.idep-multimedia.com/"><text:span text:style-name="Internet_20_link"><text:span text:style-name="T4">Idep-Multimedia</text:span></text:span></text:a><text:span text:style-name="T5">, </text:span><text:span text:style-name="T4">Lyon</text:span></text:p>
            <text:p text:style-name="P7">Web Agency</text:p>
          </table:table-cell>
        </table:table-row>
        <table:table-row table:style-name="Tableau3.1">
          <table:table-cell table:style-name="Tableau3.A1" office:value-type="string">
            <text:p text:style-name="P14">Durée</text:p>
          </table:table-cell>
          <table:table-cell table:style-name="Tableau3.B1" office:value-type="string">
            <text:p text:style-name="P6"/>
          </table:table-cell>
          <table:table-cell table:style-name="Tableau3.C1" office:value-type="string">
            <text:p text:style-name="P6">Septembre-Octobre 2002</text:p>
          </table:table-cell>
        </table:table-row>
        <table:table-row table:style-name="Tableau3.1">
          <table:table-cell table:style-name="Tableau3.A1" office:value-type="string">
            <text:p text:style-name="P14">Mon rôle</text:p>
          </table:table-cell>
          <table:table-cell table:style-name="Tableau3.B1" office:value-type="string">
            <text:p text:style-name="P6"/>
          </table:table-cell>
          <table:table-cell table:style-name="Tableau3.C1" office:value-type="string">
            <text:p text:style-name="P6">J’ai été en charge de réaliser intégralement plusieurs applications web basées sur un architecture PHP/MySQL :</text:p>
            <text:p text:style-name="Standard"/>
            <text:p text:style-name="Standard">Conception / réalisation de bases de données <text:span text:style-name="T3">MySQL</text:span>.</text:p>
            <text:p text:style-name="Standard">Développement <text:span text:style-name="T3">PHP</text:span> et <text:span text:style-name="T3">Javascript </text:span>(interrogation et administration de la base de donnée).</text:p>
            <text:p text:style-name="Standard">Mise en page <text:span text:style-name="T3">HTML/CSS</text:span>, intégration de la maquette graphique validée par le client.</text:p>
          </table:table-cell>
        </table:table-row>
      </table:table>
      <text:p text:style-name="Heading_20_1"/>
      <text:p text:style-name="P11">expériences : Concepteur - Réalisateur Web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>Société</text:p>
          </table:table-cell>
          <table:table-cell table:style-name="Tableau4.B1" office:value-type="string">
            <text:p text:style-name="P6"/>
          </table:table-cell>
          <table:table-cell table:style-name="Tableau4.C1" office:value-type="string">
            <text:p text:style-name="P6"><text:a xlink:type="simple" xlink:href="http://www.cosmosbay.com/"><text:span text:style-name="Internet_20_link">Cosmosbay</text:span></text:a><text:span text:style-name="T7">,</text:span><text:span text:style-name="T2"> </text:span>Villeurbanne (69)</text:p>
            <text:p text:style-name="Standard">SSII</text:p>
          </table:table-cell>
        </table:table-row>
        <table:table-row>
          <table:table-cell table:style-name="Tableau4.A2" office:value-type="string">
            <text:p text:style-name="P14">Durée</text:p>
          </table:table-cell>
          <table:table-cell table:style-name="Tableau4.B1" office:value-type="string">
            <text:p text:style-name="P6"/>
          </table:table-cell>
          <table:table-cell table:style-name="Tableau4.C1" office:value-type="string">
            <text:p text:style-name="P6">Mars 2000 - Déc 2001 (1 an et 10 mois)</text:p>
          </table:table-cell>
        </table:table-row>
        <table:table-row>
          <table:table-cell table:style-name="Tableau4.A2" office:value-type="string">
            <text:p text:style-name="P14">Réalisation technique</text:p>
          </table:table-cell>
          <table:table-cell table:style-name="Tableau4.B1" office:value-type="string">
            <text:p text:style-name="P6"/>
          </table:table-cell>
          <table:table-cell table:style-name="Tableau4.C1" office:value-type="string">
            <text:p text:style-name="P6"><text:span text:style-name="T7">Montage </text:span><text:span text:style-name="T2">HTML</text:span>, feuilles de styles <text:span text:style-name="T2">CSS</text:span> et <text:span text:style-name="T7">optimisation d’images …</text:span></text:p>
            <text:p text:style-name="Standard"><text:span text:style-name="T7">Programmation </text:span><text:span text:style-name="T2">DHMTL </text:span>… Mise en forme de documents <text:span text:style-name="T3">XML</text:span> via des feuilles de style <text:span text:style-name="T3">XSL</text:span>.</text:p>
          </table:table-cell>
        </table:table-row>
        <table:table-row>
          <table:table-cell table:style-name="Tableau4.A4" office:value-type="string">
            <text:p text:style-name="P14">Ergonomie</text:p>
          </table:table-cell>
          <table:table-cell table:style-name="Tableau4.B1" office:value-type="string">
            <text:p text:style-name="P6"/>
          </table:table-cell>
          <table:table-cell table:style-name="Tableau4.C1" office:value-type="string">
            <text:p text:style-name="P6"><text:span text:style-name="T2">Identification et formalisation du besoin des utilisateurs </text:span><text:span text:style-name="T7">en contenus, services, fonctionnalités et interactivité … </text:span>Recueil de données auprès de utilisateurs (comportement opératoires, procédures métiers, indices de satisfaction). <text:s/>Evaluation de la pertinence des choix fonctionnels.</text:p>
            <text:p text:style-name="P9"/>
            <text:p text:style-name="Standard"><text:span text:style-name="T2">Architecture fonctionnelle de l’information</text:span>: découpage et organisation du contenu du site (arborescence), définition des standards de navigation et de présentation, détermination des règles et de scénarios d’interactivité (storyboarding).</text:p>
            <text:p text:style-name="Standard"/>
            <text:p text:style-name="Standard"><text:span text:style-name="T3">Audit de sites existants</text:span> : rédaction de guides de recommandations.</text:p>
          </table:table-cell>
        </table:table-row>
      </table:table>
      <text:p text:style-name="P12"/>
      <text:p text:style-name="Heading_20_1">Expériences: Ergonome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4">Société</text:p>
          </table:table-cell>
          <table:table-cell table:style-name="Tableau6.B1" office:value-type="string">
            <text:p text:style-name="P6"/>
          </table:table-cell>
          <table:table-cell table:style-name="Tableau6.C1" office:value-type="string">
            <text:p text:style-name="P6"><text:a xlink:type="simple" xlink:href="http://www.cincom.com/dss/"><text:span text:style-name="Internet_20_link"><text:span text:style-name="T4">Cincom DSS</text:span></text:span></text:a><text:span text:style-name="T5">,</text:span><text:span text:style-name="T6"> </text:span><text:span text:style-name="T4">Lyon</text:span></text:p>
            <text:p text:style-name="P7">Editeur de logiciels</text:p>
          </table:table-cell>
        </table:table-row>
        <table:table-row>
          <table:table-cell table:style-name="Tableau6.A1" office:value-type="string">
            <text:p text:style-name="P14">Durée</text:p>
          </table:table-cell>
          <table:table-cell table:style-name="Tableau6.B1" office:value-type="string">
            <text:p text:style-name="P6"/>
          </table:table-cell>
          <table:table-cell table:style-name="Tableau6.C1" office:value-type="string">
            <text:p text:style-name="P6">Mai / Juillet 1999.</text:p>
          </table:table-cell>
        </table:table-row>
        <table:table-row>
          <table:table-cell table:style-name="Tableau6.A1" office:value-type="string">
            <text:p text:style-name="P14">Objet</text:p>
          </table:table-cell>
          <table:table-cell table:style-name="Tableau6.B1" office:value-type="string">
            <text:p text:style-name="P6"/>
          </table:table-cell>
          <table:table-cell table:style-name="Tableau6.C1" office:value-type="string">
            <text:p text:style-name="P6"><text:span text:style-name="T2">Inspection ergonomique</text:span> du logiciel de gestion électronique de documents (GED) CinDoc 2.1. </text:p>
          </table:table-cell>
        </table:table-row>
        <table:table-row>
          <table:table-cell table:style-name="Tableau6.A4" office:value-type="string">
            <text:p text:style-name="P14">Réalisations</text:p>
          </table:table-cell>
          <table:table-cell table:style-name="Tableau6.B1" office:value-type="string">
            <text:p text:style-name="P6"/>
          </table:table-cell>
          <table:table-cell table:style-name="Tableau6.C1" office:value-type="string">
            <text:p text:style-name="P6">Etablissement d'une base de données électronique <text:span text:style-name="T2">de 230 fiches techniques</text:span> recensant les anomalies du logiciel et proposant, chacune, une solution concrète d'aménagement.<text:line-break/>Refonte des boîtes de dialogue, <text:span text:style-name="T2">maquettage graphique</text:span>.<text:line-break/>Formation de l'équipe de recherche et développement aux principes ergonomiques de base.</text:p>
          </table:table-cell>
        </table:table-row>
      </table:table>
      <text:p text:style-name="P10"/>
      <text:p text:style-name="Heading_20_1">Diplômes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4">1999</text:p>
          </table:table-cell>
          <table:table-cell table:style-name="Tableau7.B1" office:value-type="string">
            <text:p text:style-name="P6"/>
          </table:table-cell>
          <table:table-cell table:style-name="Tableau7.C1" office:value-type="string">
            <text:p text:style-name="P6"><text:a xlink:type="simple" xlink:href="http://www.univ-paris5.fr/LEI/DESS_Ergo/index.htm"><text:span text:style-name="T3">DESS d’Ergonomie</text:span></text:a><text:span text:style-name="T3"> </text:span>, Paris V<text:line-break/>Spécialisation 'Ergonomie des systèmes interactifs' </text:p>
          </table:table-cell>
        </table:table-row>
        <table:table-row table:style-name="Tableau7.2">
          <table:table-cell table:style-name="Tableau7.A1" office:value-type="string">
            <text:p text:style-name="P14">1997</text:p>
          </table:table-cell>
          <table:table-cell table:style-name="Tableau7.B1" office:value-type="string">
            <text:p text:style-name="P6"/>
          </table:table-cell>
          <table:table-cell table:style-name="Tableau7.C1" office:value-type="string">
            <text:p text:style-name="P6"><text:span text:style-name="T2">Maîtrise de neurosciences cognitives</text:span>, Lyon II</text:p>
          </table:table-cell>
        </table:table-row>
        <table:table-row table:style-name="Tableau7.2">
          <table:table-cell table:style-name="Tableau7.A1" office:value-type="string">
            <text:p text:style-name="P14">1996</text:p>
          </table:table-cell>
          <table:table-cell table:style-name="Tableau7.B1" office:value-type="string">
            <text:p text:style-name="P6"/>
          </table:table-cell>
          <table:table-cell table:style-name="Tableau7.C1" office:value-type="string">
            <text:p text:style-name="P6"><text:span text:style-name="T2">Licence de psychologie cognitive</text:span>, Lyon II</text:p>
          </table:table-cell>
        </table:table-row>
        <table:table-row table:style-name="Tableau7.2">
          <table:table-cell table:style-name="Tableau7.A4" office:value-type="string">
            <text:p text:style-name="P14">1994-95</text:p>
          </table:table-cell>
          <table:table-cell table:style-name="Tableau7.B1" office:value-type="string">
            <text:p text:style-name="P6"/>
          </table:table-cell>
          <table:table-cell table:style-name="Tableau7.C1" office:value-type="string">
            <text:p text:style-name="P6"><text:span text:style-name="T2">DEUG de psychologie</text:span>, Lyon II</text:p>
          </table:table-cell>
        </table:table-row>
      </table:table>
      <text:p text:style-name="Heading_20_1"/>
      <text:p text:style-name="Heading_20_1">Langues pratiquées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14">Anglais</text:p>
          </table:table-cell>
          <table:table-cell table:style-name="Tableau8.B1" office:value-type="string">
            <text:p text:style-name="P6"/>
          </table:table-cell>
          <table:table-cell table:style-name="Tableau8.C1" office:value-type="string">
            <text:p text:style-name="P6">Pratique courante d’articles scientifiques et techniques</text:p>
          </table:table-cell>
        </table:table-row>
        <table:table-row>
          <table:table-cell table:style-name="Tableau8.A2" office:value-type="string">
            <text:p text:style-name="P14">Italien</text:p>
          </table:table-cell>
          <table:table-cell table:style-name="Tableau8.B1" office:value-type="string">
            <text:p text:style-name="P6"/>
          </table:table-cell>
          <table:table-cell table:style-name="Tableau8.C1" office:value-type="string">
            <text:p text:style-name="P6">Lecture régulière de la presse italienne (La Stampa, La Repubblica…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variant="small-caps" style:font-name="Arial Black" fo:font-size="12pt" fo:font-weight="normal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Verdana" fo:font-size="8pt" fo:font-style="italic" style:font-size-asian="8pt" style:font-style-asian="italic"/>
    </style:style>
    <style:style style:name="Heading_20_3" style:display-name="Heading 3" style:family="paragraph" style:parent-style-name="Standard" style:next-style-name="Standard" style:class="text">
      <style:paragraph-properties fo:text-align="end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 Black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fo:font-size="12pt" style:font-size-asian="12pt"/>
    </style:style>
    <style:style style:name="Sender" style:family="paragraph" style:parent-style-name="Standard" style:class="extra"/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/>
    </style:style>
    <style:style style:name="Commentaire" style:family="paragraph" style:parent-style-name="Standard"/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/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Texte_20_brut" style:display-name="Texte brut" style:family="paragraph" style:parent-style-name="Standard">
      <style:text-properties style:font-name="Courier New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00" fo:font-size="10pt" style:text-underline-style="none" fo:font-weight="bold" style:font-size-asian="10pt" style:font-weight-asian="bold"/>
    </style:style>
    <style:style style:name="Visited_20_Internet_20_Link" style:display-name="Visited Internet Link" style:family="text" style:parent-style-name="Police_20_par_20_défaut">
      <style:text-properties fo:color="#800080" fo:font-size="12pt" style:text-underline-style="none" style:font-size-asian="12pt"/>
    </style:style>
    <style:style style:name="Emphasis" style:family="text" style:parent-style-name="Police_20_par_20_défaut">
      <style:text-properties fo:font-style="italic" style:font-style-asian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/>
    </style:style>
    <style:style style:name="WW8Num13z0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Wingdings" fo:font-size="12pt" fo:font-weight="normal" style:font-size-asian="12pt" style:font-weight-asian="norma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Wingdings"/>
    </style:style>
    <style:style style:name="WW8Num36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Wingdings"/>
    </style:style>
    <style:style style:name="WW8Num41z0" style:family="text">
      <style:text-properties style:font-name="Wingdings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Wingdings"/>
    </style:style>
    <style:style style:name="WW8Num45z0" style:family="text">
      <style:text-properties style:font-name="Symbol"/>
    </style:style>
    <style:style style:name="WW8Num46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47z0" style:family="text">
      <style:text-properties style:font-name="Symbol"/>
    </style:style>
    <style:style style:name="WW8Num48z0" style:family="text">
      <style:text-properties style:font-name="Symbo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1z0" style:family="text">
      <style:text-properties style:font-name="Wingdings"/>
    </style:style>
    <style:style style:name="WW8Num52z0" style:family="text">
      <style:text-properties style:font-name="Symbol"/>
    </style:style>
    <style:style style:name="WW8Num53z0" style:family="text">
      <style:text-properties style:font-name="Symbol"/>
    </style:style>
    <style:style style:name="WW8Num54z0" style:family="text">
      <style:text-properties style:font-name="Wingdings"/>
    </style:style>
    <style:style style:name="WW8Num55z0" style:family="text">
      <style:text-properties style:font-name="Symbol"/>
    </style:style>
    <style:style style:name="WW8Num56z0" style:family="text">
      <style:text-properties style:font-name="Wingdings"/>
    </style:style>
    <style:style style:name="WW8Num57z0" style:family="text">
      <style:text-properties style:font-name="Symbol"/>
    </style:style>
    <style:style style:name="WW8Num58z0" style:family="text">
      <style:text-properties style:font-name="Wingdings"/>
    </style:style>
    <style:style style:name="WW8Num59z0" style:family="text">
      <style:text-properties style:font-name="Wingdings"/>
    </style:style>
    <style:style style:name="WW8Num60z0" style:family="text">
      <style:text-properties style:font-name="Symbol"/>
    </style:style>
    <style:style style:name="WW8Num61z0" style:family="text">
      <style:text-properties style:font-name="Symbol"/>
    </style:style>
    <style:style style:name="WW8Num62z0" style:family="text">
      <style:text-properties style:font-name="Wingdings"/>
    </style:style>
    <style:style style:name="WW8Num63z0" style:family="text">
      <style:text-properties style:font-name="Wingdings"/>
    </style:style>
    <style:style style:name="WW8NumSt1z0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H" style:family="graphic">
      <style:graphic-properties text:anchor-type="page" svg:x="0cm" svg:y="0cm" style:vertical-pos="from-top" style:vertical-rel="page-content" style:horizontal-pos="from-left" style:horizontal-rel="page-content" fo:background-color="#e6e6ff" style:background-transparency="0%" style:shadow="none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">
        <style:list-level-properties text:space-before="1.251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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">
        <style:list-level-properties text:space-before="1.251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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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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">
        <style:list-level-properties text:space-before="1.251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2cm" fo:margin-bottom="2.2cm" fo:margin-left="2.501cm" fo:margin-right="2.501cm" style:writing-mode="lr-tb" style:layout-grid-color="#c0c0c0" style:layout-grid-lines="39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CV de Florent Chanavat</dc:title>
    <dc:description>Le cv d'un développeur web ultra polyvalent, diplômé en ergonomie cognitive (Paris V). Conception orientée utilisateur et standards W3C.</dc:description>
    <dc:subject>Le CV d'un développeur web ultra-polyvalent</dc:subject>
    <meta:initial-creator>x</meta:initial-creator>
    <meta:creation-date>2004-04-30T08:13:00</meta:creation-date>
    <dc:creator>Florent Chanavat</dc:creator>
    <dc:date>2008-03-21T21:51:41</dc:date>
    <meta:printed-by>Florent Chanavat</meta:printed-by>
    <meta:print-date>2006-05-15T14:23:59</meta:print-date>
    <meta:keyword>développeur</meta:keyword>
    <meta:keyword>ergonome</meta:keyword>
    <meta:keyword>ergonomie</meta:keyword>
    <meta:keyword>web</meta:keyword>
    <meta:keyword>intégrateur</meta:keyword>
    <meta:keyword>webdesigner</meta:keyword>
    <meta:keyword>consultant</meta:keyword>
    <meta:keyword>cv</meta:keyword>
    <meta:keyword>IHM</meta:keyword>
    <meta:keyword>interface</meta:keyword>
    <meta:keyword>utilisateur</meta:keyword>
    <meta:keyword>interactivité</meta:keyword>
    <meta:keyword>utilisabilité</meta:keyword>
    <meta:keyword>e-learning</meta:keyword>
    <meta:keyword>php</meta:keyword>
    <meta:keyword>mysql</meta:keyword>
    <meta:keyword>html</meta:keyword>
    <meta:keyword>xml</meta:keyword>
    <meta:keyword>xsl</meta:keyword>
    <meta:keyword>action script</meta:keyword>
    <meta:keyword>Lyon</meta:keyword>
    <meta:keyword>Lyonnais</meta:keyword>
    <meta:keyword>Croix-Rousse</meta:keyword>
    <meta:editing-cycles>72</meta:editing-cycles>
    <meta:editing-duration>PT2H48M32S</meta:editing-duration>
    <meta:user-defined meta:name="Info 1"/>
    <meta:user-defined meta:name="Info 2"/>
    <meta:user-defined meta:name="Info 3"/>
    <meta:user-defined meta:name="Info 4"/>
    <meta:document-statistic meta:table-count="7" meta:image-count="1" meta:object-count="0" meta:page-count="2" meta:paragraph-count="71" meta:word-count="506" meta:character-count="3630"/>
  </office:meta>
</office:document-meta>
</file>